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ead88" officeooo:paragraph-rsid="000ead88"/>
    </style:style>
    <style:style style:name="P2" style:family="paragraph" style:parent-style-name="Standard">
      <style:paragraph-properties fo:text-align="start" style:justify-single-word="false"/>
      <style:text-properties fo:font-size="18pt" fo:font-weight="bold" officeooo:rsid="000ead88" officeooo:paragraph-rsid="000ead88" style:font-weight-asian="bold" style:font-weight-complex="bold"/>
    </style:style>
    <style:style style:name="P3" style:family="paragraph" style:parent-style-name="Standard">
      <style:paragraph-properties fo:text-align="start" style:justify-single-word="false"/>
      <style:text-properties fo:font-size="18pt" fo:font-weight="normal" officeooo:rsid="000ead88" officeooo:paragraph-rsid="000ead88"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text:p>
      <text:p text:style-name="P1"/>
      <text:p text:style-name="P2">- Bisimulation condition:</text:p>
      <text:p text:style-name="P3"/>
      <text:p text:style-name="P3">In the context of formal methods, especially when dealing with labeled transition systems (LTS), a bisimulation relation between two states in two different systems means that from each state in one system, there exists a corresponding state in the other system such that the transition labels and the resulting states are in agreement, and vice versa. This notion captures the idea that the systems cannot be distinguished from each other based on observable behaviors.</text:p>
      <text:p text:style-name="P3"/>
      <text:p text:style-name="P3">The bisimulation condition formalizes this notion. It typically states that two states ss and tt are bisimilar if, for every action aa that can be taken from ss, there exists a corresponding action bb that can be taken from tt, and after performing those actions, the resulting states are also bisimilar. Formally, the bisimulation condition can be defined as follows:</text:p>
      <text:p text:style-name="P3"/>
      <text:p text:style-name="P3">Given two LTS SS and TT, and two states s∈Ss∈S and t∈Tt∈T:</text:p>
      <text:p text:style-name="P3"/>
      <text:p text:style-name="P3"><text:s text:c="4"/>If ss and tt are labeled with the same action aa, and for all s′s′ reachable from ss and t′t′ reachable from tt, s′s′ and t′t′ are bisimilar, then ss and tt are bisimilar.</text:p>
      <text:p text:style-name="P3"><text:s text:c="4"/>If ss and tt are labeled with different actions, they are not bisimilar.</text:p>
      <text:p text:style-name="P3"/>
      <text:p text:style-name="P3">In essence, the bisimulation condition ensures that two states are bisimilar if they can mimic each other's behavior under the same actions, and this behavior persists recursively throughout the entire state space of the systems. Bisimulation is a powerful tool for <text:soft-page-break/>proving properties of concurrent systems and is often used in model checking algorithms to reduce the state space explor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8T14:03:11.593474509</meta:creation-date>
    <dc:date>2024-02-28T14:33:08.600597908</dc:date>
    <meta:editing-duration>PT19M46S</meta:editing-duration>
    <meta:editing-cycles>1</meta:editing-cycles>
    <meta:document-statistic meta:table-count="0" meta:image-count="0" meta:object-count="0" meta:page-count="2" meta:paragraph-count="8" meta:word-count="257" meta:character-count="1569" meta:non-whitespace-character-count="1312"/>
    <meta:generator>LibreOffice/6.4.7.2$Linux_X86_64 LibreOffice_project/40$Build-2</meta:generator>
  </office:meta>
</office:document-meta>
</file>